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0.0595">
            <text:p>0.0595</text:p>
          </table:table-cell>
          <table:table-cell table:formula="of:=IF([.A1]&gt;0.055;[.A1];&quot;&quot;)" office:value-type="float" office:value="0.0595">
            <text:p>0.0595</text:p>
          </table:table-cell>
          <table:table-cell table:number-columns-repeated="7"/>
        </table:table-row>
        <table:table-row table:style-name="ro1">
          <table:table-cell office:value-type="float" office:value="0.066497">
            <text:p>0.066497</text:p>
          </table:table-cell>
          <table:table-cell table:formula="of:=IF([.A2]&gt;0.055;[.A2];&quot;&quot;)" office:value-type="float" office:value="0.066497">
            <text:p>0.066497</text:p>
          </table:table-cell>
          <table:table-cell table:number-columns-repeated="7"/>
        </table:table-row>
        <table:table-row table:style-name="ro1">
          <table:table-cell office:value-type="float" office:value="0.057164">
            <text:p>0.057164</text:p>
          </table:table-cell>
          <table:table-cell table:formula="of:=IF([.A3]&gt;0.055;[.A3];&quot;&quot;)" office:value-type="float" office:value="0.057164">
            <text:p>0.057164</text:p>
          </table:table-cell>
          <table:table-cell table:number-columns-repeated="7"/>
        </table:table-row>
        <table:table-row table:style-name="ro1">
          <table:table-cell office:value-type="float" office:value="0.064463">
            <text:p>0.064463</text:p>
          </table:table-cell>
          <table:table-cell table:formula="of:=IF([.A4]&gt;0.055;[.A4];&quot;&quot;)" office:value-type="float" office:value="0.064463">
            <text:p>0.064463</text:p>
          </table:table-cell>
          <table:table-cell table:number-columns-repeated="5"/>
          <table:table-cell office:value-type="float" office:value="0.0624">
            <text:p>0.0624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0.063582">
            <text:p>0.063582</text:p>
          </table:table-cell>
          <table:table-cell table:formula="of:=IF([.A5]&gt;0.055;[.A5];&quot;&quot;)" office:value-type="float" office:value="0.063582">
            <text:p>0.063582</text:p>
          </table:table-cell>
          <table:table-cell table:number-columns-repeated="5"/>
          <table:table-cell office:value-type="float" office:value="0.0502">
            <text:p>0.0502</text:p>
          </table:table-cell>
          <table:table-cell office:value-type="string">
            <text:p>variance</text:p>
          </table:table-cell>
        </table:table-row>
        <table:table-row table:style-name="ro1">
          <table:table-cell office:value-type="float" office:value="0.061731">
            <text:p>0.061731</text:p>
          </table:table-cell>
          <table:table-cell table:formula="of:=IF([.A6]&gt;0.055;[.A6];&quot;&quot;)" office:value-type="float" office:value="0.061731">
            <text:p>0.061731</text:p>
          </table:table-cell>
          <table:table-cell table:number-columns-repeated="7"/>
        </table:table-row>
        <table:table-row table:style-name="ro1">
          <table:table-cell office:value-type="float" office:value="0.062563">
            <text:p>0.062563</text:p>
          </table:table-cell>
          <table:table-cell table:formula="of:=IF([.A7]&gt;0.055;[.A7];&quot;&quot;)" office:value-type="float" office:value="0.062563">
            <text:p>0.062563</text:p>
          </table:table-cell>
          <table:table-cell table:number-columns-repeated="7"/>
        </table:table-row>
        <table:table-row table:style-name="ro1">
          <table:table-cell office:value-type="float" office:value="0.065905">
            <text:p>0.065905</text:p>
          </table:table-cell>
          <table:table-cell table:formula="of:=IF([.A8]&gt;0.055;[.A8];&quot;&quot;)" office:value-type="float" office:value="0.065905">
            <text:p>0.065905</text:p>
          </table:table-cell>
          <table:table-cell table:number-columns-repeated="7"/>
        </table:table-row>
        <table:table-row table:style-name="ro1">
          <table:table-cell office:value-type="float" office:value="0.056398">
            <text:p>0.056398</text:p>
          </table:table-cell>
          <table:table-cell table:formula="of:=IF([.A9]&gt;0.055;[.A9];&quot;&quot;)" office:value-type="float" office:value="0.056398">
            <text:p>0.056398</text:p>
          </table:table-cell>
          <table:table-cell table:number-columns-repeated="7"/>
        </table:table-row>
        <table:table-row table:style-name="ro1">
          <table:table-cell office:value-type="float" office:value="0.061061">
            <text:p>0.061061</text:p>
          </table:table-cell>
          <table:table-cell table:formula="of:=IF([.A10]&gt;0.055;[.A10];&quot;&quot;)" office:value-type="float" office:value="0.061061">
            <text:p>0.061061</text:p>
          </table:table-cell>
          <table:table-cell table:number-columns-repeated="7"/>
        </table:table-row>
        <table:table-row table:style-name="ro1">
          <table:table-cell office:value-type="float" office:value="0.062641">
            <text:p>0.062641</text:p>
          </table:table-cell>
          <table:table-cell table:formula="of:=IF([.A11]&gt;0.055;[.A11];&quot;&quot;)" office:value-type="float" office:value="0.062641">
            <text:p>0.062641</text:p>
          </table:table-cell>
          <table:table-cell table:number-columns-repeated="7"/>
        </table:table-row>
        <table:table-row table:style-name="ro1">
          <table:table-cell office:value-type="float" office:value="0.060219">
            <text:p>0.060219</text:p>
          </table:table-cell>
          <table:table-cell table:formula="of:=IF([.A12]&gt;0.055;[.A12];&quot;&quot;)" office:value-type="float" office:value="0.060219">
            <text:p>0.060219</text:p>
          </table:table-cell>
          <table:table-cell table:number-columns-repeated="7"/>
        </table:table-row>
        <table:table-row table:style-name="ro1">
          <table:table-cell office:value-type="float" office:value="0.060479">
            <text:p>0.060479</text:p>
          </table:table-cell>
          <table:table-cell table:formula="of:=IF([.A13]&gt;0.055;[.A13];&quot;&quot;)" office:value-type="float" office:value="0.060479">
            <text:p>0.060479</text:p>
          </table:table-cell>
          <table:table-cell table:number-columns-repeated="7"/>
        </table:table-row>
        <table:table-row table:style-name="ro1">
          <table:table-cell office:value-type="float" office:value="0.065796">
            <text:p>0.065796</text:p>
          </table:table-cell>
          <table:table-cell table:formula="of:=IF([.A14]&gt;0.055;[.A14];&quot;&quot;)" office:value-type="float" office:value="0.065796">
            <text:p>0.065796</text:p>
          </table:table-cell>
          <table:table-cell table:number-columns-repeated="7"/>
        </table:table-row>
        <table:table-row table:style-name="ro1">
          <table:table-cell office:value-type="float" office:value="0.058756">
            <text:p>0.058756</text:p>
          </table:table-cell>
          <table:table-cell table:formula="of:=IF([.A15]&gt;0.055;[.A15];&quot;&quot;)" office:value-type="float" office:value="0.058756">
            <text:p>0.058756</text:p>
          </table:table-cell>
          <table:table-cell table:number-columns-repeated="7"/>
        </table:table-row>
        <table:table-row table:style-name="ro1">
          <table:table-cell office:value-type="float" office:value="0.063064">
            <text:p>0.063064</text:p>
          </table:table-cell>
          <table:table-cell table:formula="of:=IF([.A16]&gt;0.055;[.A16];&quot;&quot;)" office:value-type="float" office:value="0.063064">
            <text:p>0.063064</text:p>
          </table:table-cell>
          <table:table-cell table:number-columns-repeated="7"/>
        </table:table-row>
        <table:table-row table:style-name="ro1">
          <table:table-cell office:value-type="float" office:value="0.030564">
            <text:p>0.030564</text:p>
          </table:table-cell>
          <table:table-cell table:formula="of:=IF([.A17]&gt;0.055;[.A17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61213">
            <text:p>0.061213</text:p>
          </table:table-cell>
          <table:table-cell table:formula="of:=IF([.A18]&gt;0.055;[.A18];&quot;&quot;)" office:value-type="float" office:value="0.061213">
            <text:p>0.061213</text:p>
          </table:table-cell>
          <table:table-cell table:number-columns-repeated="7"/>
        </table:table-row>
        <table:table-row table:style-name="ro1">
          <table:table-cell office:value-type="float" office:value="0.067587">
            <text:p>0.067587</text:p>
          </table:table-cell>
          <table:table-cell table:formula="of:=IF([.A19]&gt;0.055;[.A19];&quot;&quot;)" office:value-type="float" office:value="0.067587">
            <text:p>0.067587</text:p>
          </table:table-cell>
          <table:table-cell table:number-columns-repeated="7"/>
        </table:table-row>
        <table:table-row table:style-name="ro1">
          <table:table-cell office:value-type="float" office:value="0.059846">
            <text:p>0.059846</text:p>
          </table:table-cell>
          <table:table-cell table:formula="of:=IF([.A20]&gt;0.055;[.A20];&quot;&quot;)" office:value-type="float" office:value="0.059846">
            <text:p>0.059846</text:p>
          </table:table-cell>
          <table:table-cell table:number-columns-repeated="7"/>
        </table:table-row>
        <table:table-row table:style-name="ro1">
          <table:table-cell office:value-type="float" office:value="0.06402">
            <text:p>0.06402</text:p>
          </table:table-cell>
          <table:table-cell table:formula="of:=IF([.A21]&gt;0.055;[.A21];&quot;&quot;)" office:value-type="float" office:value="0.06402">
            <text:p>0.06402</text:p>
          </table:table-cell>
          <table:table-cell table:number-columns-repeated="7"/>
        </table:table-row>
        <table:table-row table:style-name="ro1">
          <table:table-cell office:value-type="float" office:value="0.060215">
            <text:p>0.060215</text:p>
          </table:table-cell>
          <table:table-cell table:formula="of:=IF([.A22]&gt;0.055;[.A22];&quot;&quot;)" office:value-type="float" office:value="0.060215">
            <text:p>0.060215</text:p>
          </table:table-cell>
          <table:table-cell table:number-columns-repeated="7"/>
        </table:table-row>
        <table:table-row table:style-name="ro1">
          <table:table-cell office:value-type="float" office:value="0.06179">
            <text:p>0.06179</text:p>
          </table:table-cell>
          <table:table-cell table:formula="of:=IF([.A23]&gt;0.055;[.A23];&quot;&quot;)" office:value-type="float" office:value="0.06179">
            <text:p>0.06179</text:p>
          </table:table-cell>
          <table:table-cell table:number-columns-repeated="7"/>
        </table:table-row>
        <table:table-row table:style-name="ro1">
          <table:table-cell office:value-type="float" office:value="0.057141">
            <text:p>0.057141</text:p>
          </table:table-cell>
          <table:table-cell table:formula="of:=IF([.A24]&gt;0.055;[.A24];&quot;&quot;)" office:value-type="float" office:value="0.057141">
            <text:p>0.057141</text:p>
          </table:table-cell>
          <table:table-cell table:number-columns-repeated="7"/>
        </table:table-row>
        <table:table-row table:style-name="ro1">
          <table:table-cell office:value-type="float" office:value="0.061759">
            <text:p>0.061759</text:p>
          </table:table-cell>
          <table:table-cell table:formula="of:=IF([.A25]&gt;0.055;[.A25];&quot;&quot;)" office:value-type="float" office:value="0.061759">
            <text:p>0.061759</text:p>
          </table:table-cell>
          <table:table-cell table:number-columns-repeated="7"/>
        </table:table-row>
        <table:table-row table:style-name="ro1">
          <table:table-cell office:value-type="float" office:value="0.061533">
            <text:p>0.061533</text:p>
          </table:table-cell>
          <table:table-cell table:formula="of:=IF([.A26]&gt;0.055;[.A26];&quot;&quot;)" office:value-type="float" office:value="0.061533">
            <text:p>0.061533</text:p>
          </table:table-cell>
          <table:table-cell table:number-columns-repeated="7"/>
        </table:table-row>
        <table:table-row table:style-name="ro1">
          <table:table-cell office:value-type="float" office:value="0.041424">
            <text:p>0.041424</text:p>
          </table:table-cell>
          <table:table-cell table:formula="of:=IF([.A27]&gt;0.055;[.A27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35087">
            <text:p>0.035087</text:p>
          </table:table-cell>
          <table:table-cell table:formula="of:=IF([.A28]&gt;0.055;[.A28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61387">
            <text:p>0.061387</text:p>
          </table:table-cell>
          <table:table-cell table:formula="of:=IF([.A29]&gt;0.055;[.A29];&quot;&quot;)" office:value-type="float" office:value="0.061387">
            <text:p>0.061387</text:p>
          </table:table-cell>
          <table:table-cell table:number-columns-repeated="7"/>
        </table:table-row>
        <table:table-row table:style-name="ro1">
          <table:table-cell office:value-type="float" office:value="0.05584">
            <text:p>0.05584</text:p>
          </table:table-cell>
          <table:table-cell table:formula="of:=IF([.A30]&gt;0.055;[.A30];&quot;&quot;)" office:value-type="float" office:value="0.05584">
            <text:p>0.05584</text:p>
          </table:table-cell>
          <table:table-cell table:number-columns-repeated="7"/>
        </table:table-row>
        <table:table-row table:style-name="ro1">
          <table:table-cell office:value-type="float" office:value="0.056651">
            <text:p>0.056651</text:p>
          </table:table-cell>
          <table:table-cell table:formula="of:=IF([.A31]&gt;0.055;[.A31];&quot;&quot;)" office:value-type="float" office:value="0.056651">
            <text:p>0.056651</text:p>
          </table:table-cell>
          <table:table-cell table:number-columns-repeated="7"/>
        </table:table-row>
        <table:table-row table:style-name="ro1">
          <table:table-cell office:value-type="float" office:value="0.056931">
            <text:p>0.056931</text:p>
          </table:table-cell>
          <table:table-cell table:formula="of:=IF([.A32]&gt;0.055;[.A32];&quot;&quot;)" office:value-type="float" office:value="0.056931">
            <text:p>0.056931</text:p>
          </table:table-cell>
          <table:table-cell table:number-columns-repeated="7"/>
        </table:table-row>
        <table:table-row table:style-name="ro1">
          <table:table-cell office:value-type="float" office:value="0.059971">
            <text:p>0.059971</text:p>
          </table:table-cell>
          <table:table-cell table:formula="of:=IF([.A33]&gt;0.055;[.A33];&quot;&quot;)" office:value-type="float" office:value="0.059971">
            <text:p>0.059971</text:p>
          </table:table-cell>
          <table:table-cell table:number-columns-repeated="7"/>
        </table:table-row>
        <table:table-row table:style-name="ro1">
          <table:table-cell office:value-type="float" office:value="0.049412">
            <text:p>0.049412</text:p>
          </table:table-cell>
          <table:table-cell table:formula="of:=IF([.A34]&gt;0.055;[.A34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587">
            <text:p>0.0587</text:p>
          </table:table-cell>
          <table:table-cell table:formula="of:=IF([.A35]&gt;0.055;[.A35];&quot;&quot;)" office:value-type="float" office:value="0.0587">
            <text:p>0.0587</text:p>
          </table:table-cell>
          <table:table-cell table:number-columns-repeated="7"/>
        </table:table-row>
        <table:table-row table:style-name="ro1">
          <table:table-cell office:value-type="float" office:value="0.061035">
            <text:p>0.061035</text:p>
          </table:table-cell>
          <table:table-cell table:formula="of:=IF([.A36]&gt;0.055;[.A36];&quot;&quot;)" office:value-type="float" office:value="0.061035">
            <text:p>0.061035</text:p>
          </table:table-cell>
          <table:table-cell table:number-columns-repeated="7"/>
        </table:table-row>
        <table:table-row table:style-name="ro1">
          <table:table-cell office:value-type="float" office:value="0.063539">
            <text:p>0.063539</text:p>
          </table:table-cell>
          <table:table-cell table:formula="of:=IF([.A37]&gt;0.055;[.A37];&quot;&quot;)" office:value-type="float" office:value="0.063539">
            <text:p>0.063539</text:p>
          </table:table-cell>
          <table:table-cell table:number-columns-repeated="7"/>
        </table:table-row>
        <table:table-row table:style-name="ro1">
          <table:table-cell office:value-type="float" office:value="0.053516">
            <text:p>0.053516</text:p>
          </table:table-cell>
          <table:table-cell table:formula="of:=IF([.A38]&gt;0.055;[.A38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60751">
            <text:p>0.060751</text:p>
          </table:table-cell>
          <table:table-cell table:formula="of:=IF([.A39]&gt;0.055;[.A39];&quot;&quot;)" office:value-type="float" office:value="0.060751">
            <text:p>0.060751</text:p>
          </table:table-cell>
          <table:table-cell table:number-columns-repeated="7"/>
        </table:table-row>
        <table:table-row table:style-name="ro1">
          <table:table-cell office:value-type="float" office:value="0.061509">
            <text:p>0.061509</text:p>
          </table:table-cell>
          <table:table-cell table:formula="of:=IF([.A40]&gt;0.055;[.A40];&quot;&quot;)" office:value-type="float" office:value="0.061509">
            <text:p>0.061509</text:p>
          </table:table-cell>
          <table:table-cell table:number-columns-repeated="7"/>
        </table:table-row>
        <table:table-row table:style-name="ro1">
          <table:table-cell office:value-type="float" office:value="0.065784">
            <text:p>0.065784</text:p>
          </table:table-cell>
          <table:table-cell table:formula="of:=IF([.A41]&gt;0.055;[.A41];&quot;&quot;)" office:value-type="float" office:value="0.065784">
            <text:p>0.065784</text:p>
          </table:table-cell>
          <table:table-cell table:number-columns-repeated="7"/>
        </table:table-row>
        <table:table-row table:style-name="ro1">
          <table:table-cell office:value-type="float" office:value="0.061081">
            <text:p>0.061081</text:p>
          </table:table-cell>
          <table:table-cell table:formula="of:=IF([.A42]&gt;0.055;[.A42];&quot;&quot;)" office:value-type="float" office:value="0.061081">
            <text:p>0.061081</text:p>
          </table:table-cell>
          <table:table-cell table:number-columns-repeated="7"/>
        </table:table-row>
        <table:table-row table:style-name="ro1">
          <table:table-cell office:value-type="float" office:value="0.063529">
            <text:p>0.063529</text:p>
          </table:table-cell>
          <table:table-cell table:formula="of:=IF([.A43]&gt;0.055;[.A43];&quot;&quot;)" office:value-type="float" office:value="0.063529">
            <text:p>0.063529</text:p>
          </table:table-cell>
          <table:table-cell table:number-columns-repeated="7"/>
        </table:table-row>
        <table:table-row table:style-name="ro1">
          <table:table-cell office:value-type="float" office:value="0.060629">
            <text:p>0.060629</text:p>
          </table:table-cell>
          <table:table-cell table:formula="of:=IF([.A44]&gt;0.055;[.A44];&quot;&quot;)" office:value-type="float" office:value="0.060629">
            <text:p>0.060629</text:p>
          </table:table-cell>
          <table:table-cell table:number-columns-repeated="7"/>
        </table:table-row>
        <table:table-row table:style-name="ro1">
          <table:table-cell office:value-type="float" office:value="0.060655">
            <text:p>0.060655</text:p>
          </table:table-cell>
          <table:table-cell table:formula="of:=IF([.A45]&gt;0.055;[.A45];&quot;&quot;)" office:value-type="float" office:value="0.060655">
            <text:p>0.060655</text:p>
          </table:table-cell>
          <table:table-cell table:number-columns-repeated="7"/>
        </table:table-row>
        <table:table-row table:style-name="ro1">
          <table:table-cell office:value-type="float" office:value="0.047115">
            <text:p>0.047115</text:p>
          </table:table-cell>
          <table:table-cell table:formula="of:=IF([.A46]&gt;0.055;[.A46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52095">
            <text:p>0.052095</text:p>
          </table:table-cell>
          <table:table-cell table:formula="of:=IF([.A47]&gt;0.055;[.A47];&quot;&quot;)">
            <text:p/>
          </table:table-cell>
          <table:table-cell table:number-columns-repeated="7"/>
        </table:table-row>
        <table:table-row table:style-name="ro1">
          <table:table-cell office:value-type="float" office:value="0.059015">
            <text:p>0.059015</text:p>
          </table:table-cell>
          <table:table-cell table:formula="of:=IF([.A48]&gt;0.055;[.A48];&quot;&quot;)" office:value-type="float" office:value="0.059015">
            <text:p>0.059015</text:p>
          </table:table-cell>
          <table:table-cell table:number-columns-repeated="7"/>
        </table:table-row>
        <table:table-row table:style-name="ro1">
          <table:table-cell office:value-type="float" office:value="0.064334">
            <text:p>0.064334</text:p>
          </table:table-cell>
          <table:table-cell table:formula="of:=IF([.A49]&gt;0.055;[.A49];&quot;&quot;)" office:value-type="float" office:value="0.064334">
            <text:p>0.06433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formula="of:=AVERAGE([.A1:.A49])" office:value-type="float" office:value="0.0588872857142857">
            <text:p>0.0588872857</text:p>
          </table:table-cell>
          <table:table-cell table:formula="of:=AVERAGE([.B1:.B49])" office:value-type="float" office:value="0.061339619047619">
            <text:p>0.06133961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0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le Konrad</meta:initial-creator>
    <meta:creation-date>2011-05-03T22:49:01</meta:creation-date>
    <dc:date>2011-05-04T00:16:54</dc:date>
    <dc:creator>Kyle Konrad</dc:creator>
    <meta:editing-duration>PT42M57S</meta:editing-duration>
    <meta:editing-cycles>1</meta:editing-cycles>
    <meta:document-statistic meta:table-count="3" meta:cell-count="104" meta:object-count="0"/>
    <meta:generator>LibreOffice/3.3$Unix LibreOffice_project/330m19$Build-202</meta:generator>
  </office:meta>
</office:document-meta>
</file>